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E9300000DF400000DF48D65BF1F5E5162F6.svg" manifest:media-type="image/svg+xml"/>
  <manifest:file-entry manifest:full-path="Pictures/100006D500003AFF00006292A5ED9706451DCEBD.svg" manifest:media-type="image/svg+xml"/>
  <manifest:file-entry manifest:full-path="Pictures/100007E40000B1400000E49EAE339B77B1D5BF66.svg" manifest:media-type="image/svg+xml"/>
  <manifest:file-entry manifest:full-path="Pictures/10000201000002C3000002C34A2E14102739FB4D.png" manifest:media-type="image/png"/>
  <manifest:file-entry manifest:full-path="Pictures/1000020100000087000000877246CE686F4A8C7E.png" manifest:media-type="image/png"/>
  <manifest:file-entry manifest:full-path="Pictures/100002010000026F000003237EDD2996055A8600.png" manifest:media-type="image/png"/>
  <manifest:file-entry manifest:full-path="Pictures/10000201000002230000039240F2587D6FCF01DC.png" manifest:media-type="image/png"/>
  <manifest:file-entry manifest:full-path="Pictures/100007B500005D1F00005D1F824C2920BB4D7959.svg" manifest:media-type="image/svg+xml"/>
  <manifest:file-entry manifest:full-path="Pictures/1000070000003AFF00006292D74ACDE00FAFA8B2.svg" manifest:media-type="image/svg+xml"/>
  <manifest:file-entry manifest:full-path="Pictures/1000020100000223000003929E58B8E17FDEC48C.png" manifest:media-type="image/png"/>
  <manifest:file-entry manifest:full-path="Pictures/1000070100003AFF00006292E558E563B2D8BB94.svg" manifest:media-type="image/svg+xml"/>
  <manifest:file-entry manifest:full-path="Pictures/10000201000002230000039252EBD1C22AFFB051.png" manifest:media-type="image/png"/>
  <manifest:file-entry manifest:full-path="Pictures/100006DF00003AFF00006292C3A6084DBAA62554.svg" manifest:media-type="image/svg+xml"/>
  <manifest:file-entry manifest:full-path="Pictures/100002010000022300000392F5726895DB4814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="線の終点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35cm" svg:stroke-color="#000000" draw:marker-start="線の終点_20_2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游ゴシック"/>
    </style:style>
    <style:style style:name="P4" style:family="paragraph">
      <loext:graphic-properties draw:fill="none" draw:fill-color="#ffffff"/>
      <style:text-properties style:font-name="游ゴシック"/>
    </style:style>
    <style:style style:name="T1" style:family="text">
      <style:text-properties style:font-name="游ゴシック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571cm" svg:height="3.565cm" svg:x="0cm" svg:y="4.536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3.571cm" svg:height="3.565cm" svg:x="0.001cm" svg:y="4.537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2.345cm" svg:height="3.019cm" svg:x="1.5cm" svg:y="8.241cm">
          <draw:image xlink:href="Pictures/100007E40000B1400000E49EAE339B77B1D5BF66.svg" xlink:type="simple" xlink:show="embed" xlink:actuate="onLoad" draw:mime-type="image/svg+xml">
            <text:p/>
          </draw:image>
          <draw:image xlink:href="Pictures/100002010000026F000003237EDD2996055A8600.png" xlink:type="simple" xlink:show="embed" xlink:actuate="onLoad" draw:mime-type="image/png"/>
        </draw:frame>
        <draw:g>
          <draw:frame draw:style-name="gr1" draw:text-style-name="P1" draw:layer="layout" svg:width="3.571cm" svg:height="3.565cm" svg:x="16.431cm" svg:y="4.536cm">
            <draw:image xlink:href="Pictures/10000E9300000DF400000DF48D65BF1F5E5162F6.svg" xlink:type="simple" xlink:show="embed" xlink:actuate="onLoad" draw:mime-type="image/svg+xml">
              <text:p/>
            </draw:image>
            <draw:image xlink:href="Pictures/1000020100000087000000877246CE686F4A8C7E.png" xlink:type="simple" xlink:show="embed" xlink:actuate="onLoad" draw:mime-type="image/png"/>
          </draw:frame>
          <draw:frame draw:style-name="gr1" draw:text-style-name="P1" draw:layer="layout" svg:width="2.345cm" svg:height="3.019cm" svg:x="17.044cm" svg:y="8.22cm">
            <draw:image xlink:href="Pictures/100007E40000B1400000E49EAE339B77B1D5BF66.svg" xlink:type="simple" xlink:show="embed" xlink:actuate="onLoad" draw:mime-type="image/svg+xml">
              <text:p/>
            </draw:image>
            <draw:image xlink:href="Pictures/100002010000026F000003237EDD2996055A8600.png" xlink:type="simple" xlink:show="embed" xlink:actuate="onLoad" draw:mime-type="image/png"/>
          </draw:frame>
          <draw:frame draw:style-name="gr1" draw:text-style-name="P1" draw:layer="layout" svg:width="3.571cm" svg:height="3.565cm" svg:x="16.432cm" svg:y="4.537cm">
            <draw:image xlink:href="Pictures/10000E9300000DF400000DF48D65BF1F5E5162F6.svg" xlink:type="simple" xlink:show="embed" xlink:actuate="onLoad" draw:mime-type="image/svg+xml">
              <text:p/>
            </draw:image>
            <draw:image xlink:href="Pictures/1000020100000087000000877246CE686F4A8C7E.png" xlink:type="simple" xlink:show="embed" xlink:actuate="onLoad" draw:mime-type="image/png"/>
          </draw:frame>
          <draw:frame draw:style-name="gr1" draw:text-style-name="P1" draw:layer="layout" svg:width="2.345cm" svg:height="3.019cm" svg:x="17.045cm" svg:y="8.221cm">
            <draw:image xlink:href="Pictures/100007E40000B1400000E49EAE339B77B1D5BF66.svg" xlink:type="simple" xlink:show="embed" xlink:actuate="onLoad" draw:mime-type="image/svg+xml">
              <text:p/>
            </draw:image>
            <draw:image xlink:href="Pictures/100002010000026F000003237EDD2996055A8600.png" xlink:type="simple" xlink:show="embed" xlink:actuate="onLoad" draw:mime-type="image/png"/>
          </draw:frame>
        </draw:g>
        <draw:frame draw:style-name="gr1" draw:text-style-name="P1" draw:layer="layout" svg:width="3.571cm" svg:height="3.565cm" svg:x="0.001cm" svg:y="4.536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3.571cm" svg:height="3.565cm" svg:x="0.002cm" svg:y="4.537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3.571cm" svg:height="3.565cm" svg:x="5.478cm" svg:y="4.536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3.571cm" svg:height="3.565cm" svg:x="5.479cm" svg:y="4.537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2.345cm" svg:height="3.019cm" svg:x="4.5cm" svg:y="8.241cm">
          <draw:image xlink:href="Pictures/100007E40000B1400000E49EAE339B77B1D5BF66.svg" xlink:type="simple" xlink:show="embed" xlink:actuate="onLoad" draw:mime-type="image/svg+xml">
            <text:p/>
          </draw:image>
          <draw:image xlink:href="Pictures/100002010000026F000003237EDD2996055A8600.png" xlink:type="simple" xlink:show="embed" xlink:actuate="onLoad" draw:mime-type="image/png"/>
        </draw:frame>
        <draw:frame draw:style-name="gr1" draw:text-style-name="P1" draw:layer="layout" svg:width="3.571cm" svg:height="3.565cm" svg:x="10.955cm" svg:y="4.536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3.571cm" svg:height="3.565cm" svg:x="10.956cm" svg:y="4.537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2.345cm" svg:height="3.019cm" svg:x="0.75cm" svg:y="0.231cm">
          <draw:image xlink:href="Pictures/100007E40000B1400000E49EAE339B77B1D5BF66.svg" xlink:type="simple" xlink:show="embed" xlink:actuate="onLoad" draw:mime-type="image/svg+xml">
            <text:p/>
          </draw:image>
          <draw:image xlink:href="Pictures/100002010000026F000003237EDD2996055A8600.png" xlink:type="simple" xlink:show="embed" xlink:actuate="onLoad" draw:mime-type="image/png"/>
        </draw:frame>
        <draw:frame draw:style-name="gr1" draw:text-style-name="P1" draw:layer="layout" svg:width="3.571cm" svg:height="3.565cm" svg:x="16.432cm" svg:y="4.536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2.345cm" svg:height="3.019cm" svg:x="17.045cm" svg:y="8.22cm">
          <draw:image xlink:href="Pictures/100007E40000B1400000E49EAE339B77B1D5BF66.svg" xlink:type="simple" xlink:show="embed" xlink:actuate="onLoad" draw:mime-type="image/svg+xml">
            <text:p/>
          </draw:image>
          <draw:image xlink:href="Pictures/100002010000026F000003237EDD2996055A8600.png" xlink:type="simple" xlink:show="embed" xlink:actuate="onLoad" draw:mime-type="image/png"/>
        </draw:frame>
        <draw:frame draw:style-name="gr1" draw:text-style-name="P1" draw:layer="layout" svg:width="3.571cm" svg:height="3.565cm" svg:x="16.433cm" svg:y="4.537cm">
          <draw:image xlink:href="Pictures/10000E9300000DF400000DF48D65BF1F5E5162F6.svg" xlink:type="simple" xlink:show="embed" xlink:actuate="onLoad" draw:mime-type="image/svg+xml">
            <text:p/>
          </draw:image>
          <draw:image xlink:href="Pictures/1000020100000087000000877246CE686F4A8C7E.png" xlink:type="simple" xlink:show="embed" xlink:actuate="onLoad" draw:mime-type="image/png"/>
        </draw:frame>
        <draw:frame draw:style-name="gr1" draw:text-style-name="P1" draw:layer="layout" svg:width="2.345cm" svg:height="3.019cm" svg:x="17.046cm" svg:y="8.221cm">
          <draw:image xlink:href="Pictures/100007E40000B1400000E49EAE339B77B1D5BF66.svg" xlink:type="simple" xlink:show="embed" xlink:actuate="onLoad" draw:mime-type="image/svg+xml">
            <text:p/>
          </draw:image>
          <draw:image xlink:href="Pictures/100002010000026F000003237EDD2996055A8600.png" xlink:type="simple" xlink:show="embed" xlink:actuate="onLoad" draw:mime-type="image/png"/>
        </draw:frame>
        <draw:line draw:style-name="gr2" draw:text-style-name="P2" draw:layer="layout" svg:x1="18.25cm" svg:y1="4.25cm" svg:x2="13.5cm" svg:y2="2.5cm">
          <text:p/>
        </draw:line>
        <draw:line draw:style-name="gr3" draw:text-style-name="P2" draw:layer="layout" svg:x1="2.25cm" svg:y1="4.25cm" svg:x2="10cm" svg:y2="2.75cm">
          <text:p/>
        </draw:line>
        <draw:line draw:style-name="gr3" draw:text-style-name="P2" draw:layer="layout" svg:x1="7.25cm" svg:y1="4.25cm" svg:x2="10.009cm" svg:y2="2.788cm">
          <text:p/>
        </draw:line>
        <draw:line draw:style-name="gr3" draw:text-style-name="P2" draw:layer="layout" svg:x1="12.5cm" svg:y1="4.25cm" svg:x2="10.019cm" svg:y2="2.797cm">
          <text:p/>
        </draw:line>
        <draw:line draw:style-name="gr3" draw:text-style-name="P2" draw:layer="layout" svg:x1="18.25cm" svg:y1="4.5cm" svg:x2="10.019cm" svg:y2="2.797cm">
          <text:p/>
        </draw:line>
        <draw:frame draw:style-name="gr1" draw:text-style-name="P1" draw:layer="layout" svg:width="1.49cm" svg:height="2.506cm" svg:x="6.25cm" svg:y="0cm">
          <draw:image xlink:href="Pictures/100006D500003AFF00006292A5ED9706451DCEBD.svg" xlink:type="simple" xlink:show="embed" xlink:actuate="onLoad" draw:mime-type="image/svg+xml">
            <text:p/>
          </draw:image>
          <draw:image xlink:href="Pictures/10000201000002230000039240F2587D6FCF01DC.png" xlink:type="simple" xlink:show="embed" xlink:actuate="onLoad" draw:mime-type="image/png"/>
        </draw:frame>
        <draw:frame draw:name="coffeecup.svg" draw:style-name="gr1" draw:text-style-name="P1" draw:layer="layout" svg:width="0.973cm" svg:height="0.973cm" svg:x="4.027cm" svg:y="9.027cm">
          <draw:image xlink:href="Pictures/100007B500005D1F00005D1F824C2920BB4D7959.svg" xlink:type="simple" xlink:show="embed" xlink:actuate="onLoad" draw:mime-type="image/svg+xml">
            <text:p/>
          </draw:image>
          <draw:image xlink:href="Pictures/10000201000002C3000002C34A2E14102739FB4D.png" xlink:type="simple" xlink:show="embed" xlink:actuate="onLoad" draw:mime-type="image/png"/>
          <svg:desc>
    Reworked Coffee Cup Animation by yamachem http://openclipart.org/detail/224843/morphingcoffeesmilanimation
    Used script to modify Bezier curves instead of using SMIL animation
    
    by Jay Nick
    steamcoded.org
  </svg:desc>
        </draw:frame>
        <draw:frame draw:name="coffeecup.svg_0" draw:style-name="gr4" draw:text-style-name="P1" draw:layer="layout" svg:width="1.028cm" svg:height="0.973cm" svg:x="3cm" svg:y="9.028cm">
          <draw:image xlink:href="Pictures/100007B500005D1F00005D1F824C2920BB4D7959.svg" xlink:type="simple" xlink:show="embed" xlink:actuate="onLoad" draw:mime-type="image/svg+xml">
            <text:p/>
          </draw:image>
          <draw:image xlink:href="Pictures/10000201000002C3000002C34A2E14102739FB4D.png" xlink:type="simple" xlink:show="embed" xlink:actuate="onLoad" draw:mime-type="image/png"/>
          <svg:desc>
    Reworked Coffee Cup Animation by yamachem http://openclipart.org/detail/224843/morphingcoffeesmilanimation
    Used script to modify Bezier curves instead of using SMIL animation
    
    by Jay Nick
    steamcoded.org
  </svg:desc>
        </draw:frame>
        <draw:frame draw:style-name="gr5" draw:text-style-name="P4" draw:layer="layout" svg:width="2.75cm" svg:height="1cm" svg:x="15cm" svg:y="2cm">
          <draw:text-box>
            <text:p text:style-name="P3"><text:span text:style-name="T1">BREAK</text:span></text:p>
          </draw:text-box>
        </draw:frame>
        <draw:frame draw:style-name="gr6" draw:text-style-name="P2" draw:layer="layout" svg:width="1.5cm" svg:height="2.5cm" svg:x="7.75cm" svg:y="0cm">
          <draw:image xlink:href="Pictures/1000070000003AFF00006292D74ACDE00FAFA8B2.svg" xlink:type="simple" xlink:show="embed" xlink:actuate="onLoad" draw:mime-type="image/svg+xml">
            <text:p/>
          </draw:image>
          <draw:image xlink:href="Pictures/1000020100000223000003929E58B8E17FDEC48C.png" xlink:type="simple" xlink:show="embed" xlink:actuate="onLoad" draw:mime-type="image/png"/>
        </draw:frame>
        <draw:frame draw:style-name="gr6" draw:text-style-name="P2" draw:layer="layout" svg:width="1.496cm" svg:height="2.496cm" svg:x="10.25cm" svg:y="0cm">
          <draw:image xlink:href="Pictures/1000070100003AFF00006292E558E563B2D8BB94.svg" xlink:type="simple" xlink:show="embed" xlink:actuate="onLoad" draw:mime-type="image/svg+xml">
            <text:p/>
          </draw:image>
          <draw:image xlink:href="Pictures/10000201000002230000039252EBD1C22AFFB051.png" xlink:type="simple" xlink:show="embed" xlink:actuate="onLoad" draw:mime-type="image/png"/>
        </draw:frame>
        <draw:frame draw:style-name="gr6" draw:text-style-name="P2" draw:layer="layout" svg:width="1.5cm" svg:height="2.5cm" svg:x="11.75cm" svg:y="0cm">
          <draw:image xlink:href="Pictures/100006DF00003AFF00006292C3A6084DBAA62554.svg" xlink:type="simple" xlink:show="embed" xlink:actuate="onLoad" draw:mime-type="image/svg+xml">
            <text:p/>
          </draw:image>
          <draw:image xlink:href="Pictures/100002010000022300000392F5726895DB48146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游ゴシック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7 20 13" svg:d="M0 20l10-13 10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1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7:36.305000000</meta:creation-date>
    <dc:date>2021-12-31T14:11:22.869000000</dc:date>
    <meta:editing-duration>PT13M46S</meta:editing-duration>
    <meta:editing-cycles>6</meta:editing-cycles>
    <meta:generator>LibreOffice/7.1.6.2$Windows_X86_64 LibreOffice_project/0e133318fcee89abacd6a7d077e292f1145735c3</meta:generator>
    <meta:document-statistic meta:object-count="32"/>
  </office:meta>
</office:document-meta>
</file>